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paragraph-rsid="00046f04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officeooo:paragraph-rsid="00046f04"/>
    </style:style>
    <style:style style:name="P4" style:family="paragraph" style:parent-style-name="Standard">
      <style:text-properties style:font-name="Courier New" officeooo:rsid="00046f04" officeooo:paragraph-rsid="00046f04"/>
    </style:style>
    <style:style style:name="T1" style:family="text">
      <style:text-properties style:text-underline-style="solid" style:text-underline-width="auto" style:text-underline-color="font-color" fo:font-weight="bold" officeooo:rsid="00046f04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style:font-name="Courier New"/>
    </style:style>
    <style:style style:name="T5" style:family="text">
      <style:text-properties style:font-name="Courier New" style:text-underline-style="solid" style:text-underline-width="auto" style:text-underline-color="font-color" fo:font-weight="bold" officeooo:rsid="00046f04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dotte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dotte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12 Tema 4. Transformación Modelo Relacional Curso 25/26 </text:p>
      <text:p text:style-name="P2"/>
      <text:p text:style-name="P2">Transfromación Diagrama Entidad Relación Telepizza. </text:p>
      <text:p text:style-name="P2"/>
      <text:p text:style-name="P2">1. Regla Transformación Entidades y Atributos.</text:p>
      <text:p text:style-name="P2"/>
      <text:p text:style-name="P2">Motos(<text:span text:style-name="T1">#</text:span><text:span text:style-name="T2">id</text:span>, marca, <text:span text:style-name="T3">matricula</text:span>, modelo, antigüedad, cilindrada) </text:p>
      <text:p text:style-name="P2">Repartidores(<text:span text:style-name="T1">#id</text:span>, nombre, apellidos, <text:span text:style-name="T3">dni</text:span>, <text:span text:style-name="T3">email</text:span>, fecha_nac, edad-d) </text:p>
      <text:p text:style-name="P2">Clientes(<text:span text:style-name="T1">#id</text:span>, nombre, apellidos, <text:span text:style-name="T3">tel</text:span>)</text:p>
      <text:p text:style-name="P2"><text:s/>Pedidos(<text:span text:style-name="T1">#id</text:span>, fecha, importe) </text:p>
      <text:p text:style-name="P2">Productos(<text:span text:style-name="T1">#id</text:span>, precio, descripcion, categoria) </text:p>
      <text:p text:style-name="P2"/>
      <text:p text:style-name="P2">2. Regla transformación atributos multivaluados</text:p>
      <text:p text:style-name="P2"/>
      <text:p text:style-name="P2">Motos(<text:span text:style-name="T1">#id</text:span>, marca, <text:span text:style-name="T3">matricula</text:span>, modelo, antigüedad, cilindrada) </text:p>
      <text:p text:style-name="P2">Repartidores(#id, nombre, apellidos, <text:span text:style-name="T3">dni</text:span>, <text:span text:style-name="T3">email</text:span>, fecha_nac, edad-d) </text:p>
      <text:p text:style-name="P2">Clientes(<text:span text:style-name="T1">#id</text:span>, nombre, apellidos, <text:span text:style-name="T3">tel</text:span>)</text:p>
      <text:p text:style-name="P2"><text:s/>Pedidos(<text:span text:style-name="T1">#id</text:span>, fecha, importe) </text:p>
      <text:p text:style-name="Standard"><text:span text:style-name="T4">Productos(</text:span><text:span text:style-name="T5">#id</text:span><text:span text:style-name="T4">, precio, descripcion, categoria) </text:span></text:p>
      <text:p text:style-name="P2"/>
      <text:p text:style-name="P2"><text:s/>telefonos_repartidores(<text:span text:style-name="T2">#repartidor_id, #telefono</text:span>) </text:p>
      <text:p text:style-name="P1"><text:tab/>repartidor_id → repartidores(NOT NULL, BC, MR)</text:p>
      <text:p text:style-name="P1"/>
      <text:p text:style-name="P1"><text:s/>direcciones_clientes(<text:span text:style-name="T2">#cliente_id, #direccion</text:span>) </text:p>
      <text:p text:style-name="P1"><text:tab/>cliente_id → clientes(NOT NULL, BC, MR) </text:p>
      <text:p text:style-name="P1"/>
      <text:p text:style-name="P1">3. Transformación Relaciones M:N</text:p>
      <text:p text:style-name="P1"/>
      <text:p text:style-name="P1">Motos(<text:span text:style-name="T1">#id</text:span>, marca, <text:span text:style-name="T3">matricula</text:span>, modelo, antigüedad, cilindrada) </text:p>
      <text:p text:style-name="P1">Repartidores(#id, nombre, apellidos, <text:span text:style-name="T3">dni</text:span>, <text:span text:style-name="T3">email</text:span>, fecha_nac, edad-d) </text:p>
      <text:p text:style-name="P1">Clientes(<text:span text:style-name="T1">#id</text:span>, nombre, apellidos, <text:span text:style-name="T3">tel</text:span>)</text:p>
      <text:p text:style-name="P1"><text:s/>Pedidos(<text:span text:style-name="T1">#id</text:span>, fecha, importe) </text:p>
      <text:p text:style-name="P3"><text:span text:style-name="T4">Productos(</text:span><text:span text:style-name="T5">#id</text:span><text:span text:style-name="T4">, precio, descripcion, categoria) </text:span></text:p>
      <text:p text:style-name="P1"/>
      <text:p text:style-name="P1"><text:s/>telefonos_repartidores(<text:span text:style-name="T2">#repartidor_id, #telefono</text:span>) </text:p>
      <text:p text:style-name="P1"><text:tab/>repartidor_id → repartidores(NOT NULL, BC, MR)</text:p>
      <text:p text:style-name="P1"/>
      <text:p text:style-name="P1"><text:s/>direcciones_clientes(<text:span text:style-name="T2">#cliente_id, #direccion</text:span>) </text:p>
      <text:p text:style-name="P1"><text:tab/>cliente_id → clientes(NOT NULL, BC, MR) <text:s/></text:p>
      <text:p text:style-name="P1"/>
      <text:p text:style-name="P1">pedidos_productos(#pedido_id, #producto_id, cantidad, precio) <text:tab/>pedido_id → Pedidos(NOT NULL, BC, MR) </text:p>
      <text:p text:style-name="P1"><text:tab/>producto_id → Productos(NOT NULL, BR, MR) </text:p>
      <text:p text:style-name="P1"/>
      <text:p text:style-name="P1">4. Transformación Relaciones 1:N</text:p>
      <text:p text:style-name="P1"/>
      <text:p text:style-name="P1"/>
      <text:p text:style-name="P1"/>
      <text:p text:style-name="P1">Motos(<text:span text:style-name="T1">#id</text:span>, marca, <text:span text:style-name="T3">matricula</text:span>, modelo, antigüedad, cilindrada) </text:p>
      <text:p text:style-name="P1"><text:soft-page-break/>Repartidores(#id, nombre, apellidos, <text:span text:style-name="T3">dni</text:span>, <text:span text:style-name="T3">email</text:span>, fecha_nac, edad-d) </text:p>
      <text:p text:style-name="P1">Clientes(<text:span text:style-name="T1">#id</text:span>, nombre, apellidos, <text:span text:style-name="T3">tel</text:span>)</text:p>
      <text:p text:style-name="P1"><text:s/>Pedidos(<text:span text:style-name="T1">#id</text:span>, fecha, importe) </text:p>
      <text:p text:style-name="P3"><text:span text:style-name="T4">Productos(</text:span><text:span text:style-name="T5">#id</text:span><text:span text:style-name="T4">, precio, descripcion, categoria) </text:span></text:p>
      <text:p text:style-name="P1"/>
      <text:p text:style-name="P1"><text:s/>telefonos_repartidores(<text:span text:style-name="T2">#repartidor_id, #telefono</text:span>) </text:p>
      <text:p text:style-name="P1"><text:tab/>repartidor_id → repartidores(NOT NULL, BC, MR)</text:p>
      <text:p text:style-name="P1"/>
      <text:p text:style-name="P1"><text:s/>direcciones_clientes(<text:span text:style-name="T2">#cliente_id, #direccion</text:span>) </text:p>
      <text:p text:style-name="P1"><text:tab/>cliente_id → clientes(NOT NULL, BC, MR) <text:s/></text:p>
      <text:p text:style-name="P1"/>
      <text:p text:style-name="P1">pedidos_productos(<text:span text:style-name="T2">#pedido_id, #producto_id</text:span>, cantidad, precio) <text:tab/>pedido_id → Pedidos(NOT NULL, BC, MR) </text:p>
      <text:p text:style-name="P1"><text:tab/>producto_id → Productos(NOT NULL, BR, MR) </text:p>
      <text:p text:style-name="P1"/>
      <text:p text:style-name="P1"/>
      <text:p text:style-name="P4">Pedidos(<text:span text:style-name="T2">#id</text:span><text:span text:style-name="T6">, fecha, importe, hora, </text:span><text:span text:style-name="T7">cliente_id</text:span>)</text:p>
      <text:p text:style-name="P4"><text:tab/>cliente_id → Clientes(NOT NULL, BR,MR)</text:p>
      <text:p text:style-name="P1"/>
      <text:p text:style-name="P1"/>
      <text:p text:style-name="P1">5. Transformación Relación Ternaria 1:1:M</text:p>
      <text:p text:style-name="P1"/>
      <text:p text:style-name="P1">Motos(<text:span text:style-name="T1">#id</text:span>, marca, <text:span text:style-name="T3">matricula</text:span>, modelo, antigüedad, cilindrada) </text:p>
      <text:p text:style-name="P1">Repartidores(#id, nombre, apellidos, <text:span text:style-name="T3">dni</text:span>, <text:span text:style-name="T3">email</text:span>, fecha_nac, edad-d) </text:p>
      <text:p text:style-name="P1">Clientes(<text:span text:style-name="T1">#id</text:span>, nombre, apellidos, <text:span text:style-name="T3">tel</text:span>)</text:p>
      <text:p text:style-name="P1"><text:s/>Pedidos(<text:span text:style-name="T1">#id</text:span>, fecha, importe) </text:p>
      <text:p text:style-name="P3"><text:span text:style-name="T4">Productos(</text:span><text:span text:style-name="T5">#id</text:span><text:span text:style-name="T4">, precio, descripcion, categoria) </text:span></text:p>
      <text:p text:style-name="P1"/>
      <text:p text:style-name="P1"><text:s/>telefonos_repartidores(<text:span text:style-name="T2">#repartidor_id, #telefono</text:span>) </text:p>
      <text:p text:style-name="P1"><text:tab/>repartidor_id → repartidores(NOT NULL, BC, MR)</text:p>
      <text:p text:style-name="P1"/>
      <text:p text:style-name="P1"><text:s/>direcciones_clientes(<text:span text:style-name="T2">#cliente_id, #direccion</text:span>) </text:p>
      <text:p text:style-name="P1"><text:tab/>cliente_id → clientes(NOT NULL, BC, MR) <text:s/></text:p>
      <text:p text:style-name="P1"/>
      <text:p text:style-name="P1">pedidos_productos(<text:span text:style-name="T2">#pedido_id, #producto_id</text:span>, cantidad, precio) <text:tab/>pedido_id → Pedidos(NOT NULL, BC, MR) </text:p>
      <text:p text:style-name="P1"><text:tab/>producto_id → Productos(NOT NULL, BR, MR) </text:p>
      <text:p text:style-name="P1"/>
      <text:p text:style-name="P1"/>
      <text:p text:style-name="P4">Pedidos(<text:span text:style-name="T2">#id</text:span><text:span text:style-name="T6">, fecha, importe, hora, </text:span><text:span text:style-name="T7">cliente_id</text:span>)</text:p>
      <text:p text:style-name="P4"><text:tab/>cliente_id → Clientes(NOT NULL, BR,MR)</text:p>
      <text:p text:style-name="P1"/>
      <text:p text:style-name="P1"/>
      <text:p text:style-name="P1">repartidor_moto_pedido(<text:span text:style-name="T2">#pedido_id, #repartidor_id</text:span>, <text:span text:style-name="T8">moto_id</text:span>, distancia, tiempo) </text:p>
      <text:p text:style-name="P1"><text:tab/>pedido_id → pedidos(NOT NULL, BR, MR) </text:p>
      <text:p text:style-name="P1"><text:tab/>repartidor_id → repartidores(NOT NULL, BR, MR) </text:p>
      <text:p text:style-name="P1"><text:tab/>moto_id → motos(NOT NULL, BR, MR)</text:p>
      <text:p text:style-name="P1"/>
      <text:p text:style-name="P1"/>
      <text:p text:style-name="P1"/>
      <text:p text:style-name="P1"><text:soft-page-break/></text:p>
      <text:p text:style-name="P1"/>
      <text:p text:style-name="P1">6. Modelo Relacional Definitivo</text:p>
      <text:p text:style-name="P1"/>
      <text:p text:style-name="P1">Motos(<text:span text:style-name="T1">#id</text:span>, marca, <text:span text:style-name="T3">matricula</text:span>, modelo, antigüedad, cilindrada) </text:p>
      <text:p text:style-name="P1">Repartidores(#id, nombre, apellidos, <text:span text:style-name="T3">dni</text:span>, <text:span text:style-name="T3">email</text:span>, fecha_nac, edad-d) </text:p>
      <text:p text:style-name="P1">Clientes(<text:span text:style-name="T1">#id</text:span>, nombre, apellidos, <text:span text:style-name="T3">tel</text:span>)</text:p>
      <text:p text:style-name="P1"><text:s/>Pedidos(<text:span text:style-name="T1">#id</text:span>, fecha, importe) </text:p>
      <text:p text:style-name="P3"><text:span text:style-name="T4">Productos(</text:span><text:span text:style-name="T5">#id</text:span><text:span text:style-name="T4">, precio, descripcion, categoria) </text:span></text:p>
      <text:p text:style-name="P1"/>
      <text:p text:style-name="P1"><text:s/>telefonos_repartidores(<text:span text:style-name="T2">#repartidor_id, #telefono</text:span>) </text:p>
      <text:p text:style-name="P1"><text:tab/>repartidor_id → repartidores(NOT NULL, BC, MR)</text:p>
      <text:p text:style-name="P1"/>
      <text:p text:style-name="P1"><text:s/>direcciones_clientes(<text:span text:style-name="T2">#cliente_id, #direccion</text:span>) </text:p>
      <text:p text:style-name="P1"><text:tab/>cliente_id → clientes(NOT NULL, BC, MR) <text:s/></text:p>
      <text:p text:style-name="P1"/>
      <text:p text:style-name="P1">pedidos_productos(<text:span text:style-name="T2">#pedido_id, #producto_id</text:span>, cantidad, precio) <text:tab/>pedido_id → Pedidos(NOT NULL, BC, MR) </text:p>
      <text:p text:style-name="P1"><text:tab/>producto_id → Productos(NOT NULL, BR, MR) </text:p>
      <text:p text:style-name="P1"/>
      <text:p text:style-name="P1"/>
      <text:p text:style-name="P4">Pedidos(<text:span text:style-name="T2">#id</text:span><text:span text:style-name="T6">, fecha, importe, hora, </text:span><text:span text:style-name="T7">cliente_id</text:span>)</text:p>
      <text:p text:style-name="P4"><text:tab/>cliente_id → Clientes(NOT NULL, BR,MR)</text:p>
      <text:p text:style-name="P1"/>
      <text:p text:style-name="P1"/>
      <text:p text:style-name="P1">repartidor_moto_pedido(<text:span text:style-name="T2">#pedido_id, #repartidor_id</text:span>, <text:span text:style-name="T8">moto_id</text:span>, distancia, tiempo) </text:p>
      <text:p text:style-name="P1"><text:tab/>pedido_id → pedidos(NOT NULL, BR, MR) </text:p>
      <text:p text:style-name="P1"><text:tab/>repartidor_id → repartidores(NOT NULL, BR, MR) </text:p>
      <text:p text:style-name="P1"><text:tab/>moto_id → motos(NOT NULL, BR, MR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09:29:15.950425400</meta:creation-date>
    <dc:date>2025-11-26T09:40:28.535639300</dc:date>
    <meta:editing-duration>PT11M12S</meta:editing-duration>
    <meta:editing-cycles>1</meta:editing-cycles>
    <meta:document-statistic meta:table-count="0" meta:image-count="0" meta:object-count="0" meta:page-count="3" meta:paragraph-count="80" meta:word-count="406" meta:character-count="3972" meta:non-whitespace-character-count="3544"/>
    <meta:generator>LibreOffice/25.2.6.2$Windows_X86_64 LibreOffice_project/729c5bfe710f5eb71ed3bbde9e06a6065e9c6c5d</meta:generator>
  </office:meta>
</office:document-meta>
</file>